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37d0f"/>
    </style:style>
    <style:style style:name="P2" style:family="paragraph" style:parent-style-name="Standard">
      <style:text-properties officeooo:paragraph-rsid="0012e142"/>
    </style:style>
    <style:style style:name="P3" style:family="paragraph" style:parent-style-name="Standard">
      <style:text-properties officeooo:rsid="0012e142" officeooo:paragraph-rsid="0012e142"/>
    </style:style>
    <style:style style:name="T1" style:family="text">
      <style:text-properties officeooo:rsid="0012e1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ulesSet <text:s text:c="7"/>= Rule { ";" Rule } [ ";" ] ;</text:p>
      <text:p text:style-name="Standard">Rule <text:s text:c="11"/>= Condition "-&gt;" URL ;</text:p>
      <text:p text:style-name="Standard">Condition <text:s text:c="6"/>= OrExpression ;</text:p>
      <text:p text:style-name="Standard">OrExpression <text:s text:c="3"/>= AndExpression { "OR" AndExpression } ;</text:p>
      <text:p text:style-name="Standard">AndExpression <text:s text:c="2"/>= PrimaryExpression { "AND" PrimaryExpression } ;</text:p>
      <text:p text:style-name="Standard">PrimaryExpression =</text:p>
      <text:p text:style-name="P1"><text:s text:c="18"/>| "(" OrExpression ")"</text:p>
      <text:p text:style-name="P1"><text:s text:c="18"/>| LeafExpression</text:p>
      <text:p text:style-name="P1"><text:s text:c="18"/>;</text:p>
      <text:p text:style-name="Standard">LeafExpression <text:s/>=</text:p>
      <text:p text:style-name="P1"><text:s text:c="18"/>| DatetimeExpression</text:p>
      <text:p text:style-name="P1"><text:s text:c="18"/>| LanguageExpression</text:p>
      <text:p text:style-name="P1"><text:s text:c="18"/>| AuthorizedExpression</text:p>
      <text:p text:style-name="P1"><text:s text:c="18"/>;</text:p>
      <text:p text:style-name="P1">DatetimeExpression =</text:p>
      <text:p text:style-name="P1"><text:s text:c="18"/>| DatetimeComparison</text:p>
      <text:p text:style-name="P1"><text:s text:c="18"/>| DatetimeIn</text:p>
      <text:p text:style-name="P1"><text:s text:c="18"/>;</text:p>
      <text:p text:style-name="Standard">DatetimeComparison = "DATETIME" <text:span text:style-name="T1">DT</text:span>ComparisonOp ISO8601DateTime ;</text:p>
      <text:p text:style-name="Standard">DatetimeIn <text:s text:c="5"/>= "DATETIME" "IN" "[" ISO8601DateTime "," ISO8601DateTime "]" ;</text:p>
      <text:p text:style-name="P2">LanguageExpression = "LANGUAGE" <text:span text:style-name="T1">Lang</text:span>EqualityOp LanguageToken ;</text:p>
      <text:p text:style-name="Standard"/>
      <text:p text:style-name="Standard"/>
      <text:p text:style-name="Standard"/>
      <text:p text:style-name="P2"><text:span text:style-name="T1">DT</text:span>ComparisonOp <text:s text:c="3"/>= "=" | "!=" | "&lt;" | "&lt;=" | "&gt;" | "&gt;=" ;</text:p>
      <text:p text:style-name="P2"><text:span text:style-name="T1">Lang</text:span>EqualityOp <text:s text:c="5"/>= "=" | "!=" ;</text:p>
      <text:p text:style-name="Standard">AuthorizedExpression = "AUTHORIZED" ;</text:p>
      <text:p text:style-name="P3">URL: Произвольная строка до конца правила (после "-&gt;")</text:p>
      <text:p text:style-name="Standard"/>
      <text:p text:style-name="Standard"/>
      <text:p text:style-name="P2">ISO8601DateTime: </text:p>
      <text:p text:style-name="P2"><text:tab/>Regex: \d{4}-\d{2}-\d{2}T\d{2}:\d{2}:\d{2}(Z|[+-]\d{2}:\d{2})</text:p>
      <text:p text:style-name="P2"><text:tab/>Pattern: YYYY-MM-DDTHH:MM:SS(Z|[+-]HH:MM)</text:p>
      <text:p text:style-name="P2"/>
      <text:p text:style-name="P2"/>
      <text:p text:style-name="P3">LanguageToken:</text:p>
      <text:p text:style-name="P2">Pattern: Accept-Language token (BCP 47)</text:p>
      <text:p text:style-name="P2">Regex: [a-z]{2,3}(-[A-Z][a-z]{3})?(-[A-Z]{2})?</text:p>
      <text:p text:style-name="P2">Примеры: en, en-US, ru-RU, zh-Hant, sr-Cyrl-RS</text:p>
      <text:p text:style-name="P2"/>
      <text:p text:style-name="P2">Специальные значения:</text:p>
      <text:p text:style-name="P2"><text:s text:c="2"/>- any <text:s text:c="2"/>(любой язык)</text:p>
      <text:p text:style-name="P2"><text:s text:c="2"/>- * <text:s text:c="4"/>(любой язык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mitryy  Demin</meta:initial-creator>
    <meta:creation-date>2026-03-16T12:16:16.212306803</meta:creation-date>
    <dc:date>2026-03-16T14:56:44.754960067</dc:date>
    <dc:creator>Dmitryy  Demin</dc:creator>
    <meta:editing-duration>PT31M3S</meta:editing-duration>
    <meta:editing-cycles>2</meta:editing-cycles>
    <meta:generator>LibreOffice/25.2.7.2$Linux_X86_64 LibreOffice_project/520$Build-2</meta:generator>
    <meta:document-statistic meta:table-count="0" meta:image-count="0" meta:object-count="0" meta:page-count="1" meta:paragraph-count="35" meta:word-count="145" meta:character-count="1326" meta:non-whitespace-character-count="980"/>
  </office:meta>
</office:document-meta>
</file>